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1" style:family="table-row">
      <style:table-row-properties fo:background-color="#b3b3b3">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8" style:family="table-row">
      <style:table-row-properties fo:background-color="#cccccc">
        <style:background-image/>
      </style:table-row-properties>
    </style:style>
    <style:style style:name="Table1.A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paragraph-properties fo:text-align="end" style:justify-single-word="false"/>
      <style:text-properties fo:language="en" fo:country="US" fo:font-weight="normal" style:font-weight-asian="normal" style:font-weight-complex="normal"/>
    </style:style>
    <style:style style:name="P5" style:family="paragraph" style:parent-style-name="Standard">
      <style:paragraph-properties fo:text-align="start" style:justify-single-word="false"/>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officeooo:paragraph-rsid="0095a741" style:font-weight-asian="normal" style:font-weight-complex="normal"/>
    </style:style>
    <style:style style:name="P7" style:family="paragraph" style:parent-style-name="Standard">
      <style:paragraph-properties fo:text-align="justify" style:justify-single-word="false"/>
      <style:text-properties fo:language="en" fo:country="US" fo:font-weight="normal" style:font-weight-asian="normal" style:font-weight-complex="normal"/>
    </style:style>
    <style:style style:name="P8" style:family="paragraph" style:parent-style-name="Standard">
      <style:paragraph-properties fo:text-align="justify" style:justify-single-word="false"/>
      <style:text-properties fo:language="en" fo:country="US" fo:font-weight="normal" officeooo:paragraph-rsid="000cabe4"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paragraph-rsid="001a358f"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paragraph-rsid="003c080b" style:font-weight-asian="normal" style:font-weight-complex="normal"/>
    </style:style>
    <style:style style:name="P11"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officeooo:paragraph-rsid="0065b45d"/>
    </style:style>
    <style:style style:name="P13" style:family="paragraph" style:parent-style-name="Standard">
      <style:paragraph-properties fo:text-align="justify" style:justify-single-word="false"/>
      <style:text-properties officeooo:paragraph-rsid="00888150"/>
    </style:style>
    <style:style style:name="P14" style:family="paragraph" style:parent-style-name="Standard">
      <style:paragraph-properties fo:text-align="justify" style:justify-single-word="false"/>
      <style:text-properties officeooo:paragraph-rsid="008944be"/>
    </style:style>
    <style:style style:name="P15" style:family="paragraph" style:parent-style-name="Standard">
      <style:paragraph-properties fo:text-align="justify" style:justify-single-word="false"/>
      <style:text-properties officeooo:paragraph-rsid="008b1f19"/>
    </style:style>
    <style:style style:name="P16" style:family="paragraph" style:parent-style-name="Standard">
      <style:paragraph-properties fo:text-align="justify" style:justify-single-word="false"/>
      <style:text-properties officeooo:paragraph-rsid="00a352d9"/>
    </style:style>
    <style:style style:name="P17" style:family="paragraph" style:parent-style-name="Table_20_Contents">
      <style:paragraph-properties fo:text-align="start" style:justify-single-word="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style:text-underline-style="solid" style:text-underline-width="auto" style:text-underline-color="font-color"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justify" style:justify-single-word="false"/>
      <style:text-properties fo:language="en" fo:country="US" fo:font-weight="normal" officeooo:rsid="000cabe4" officeooo:paragraph-rsid="001a358f" style:font-weight-asian="normal" style:font-weight-complex="normal"/>
    </style:style>
    <style:style style:name="P22" style:family="paragraph" style:parent-style-name="Standard" style:list-style-name="L1">
      <style:paragraph-properties fo:text-align="justify" style:justify-single-word="false"/>
      <style:text-properties fo:language="en" fo:country="US" fo:font-weight="normal" officeooo:rsid="002715dd" officeooo:paragraph-rsid="002bf90a" style:font-weight-asian="normal" style:font-weight-complex="normal"/>
    </style:style>
    <style:style style:name="P23" style:family="paragraph" style:parent-style-name="Standard" style:list-style-name="L2">
      <style:paragraph-properties fo:text-align="justify" style:justify-single-word="false"/>
      <style:text-properties fo:language="en" fo:country="US" fo:font-weight="normal" officeooo:rsid="00699d29" officeooo:paragraph-rsid="00699d29" style:font-weight-asian="normal" style:font-weight-complex="normal"/>
    </style:style>
    <style:style style:name="P24" style:family="paragraph" style:parent-style-name="Standard">
      <style:paragraph-properties fo:text-align="justify" style:justify-single-word="false"/>
      <style:text-properties fo:language="en" fo:country="US" fo:font-weight="normal" officeooo:paragraph-rsid="00a97bcd" style:font-weight-asian="normal" style:font-weight-complex="normal"/>
    </style:style>
    <style:style style:name="P25" style:family="paragraph" style:parent-style-name="Standard">
      <style:paragraph-properties fo:text-align="start" style:justify-single-word="false"/>
      <style:text-properties fo:language="en" fo:country="US" fo:font-weight="normal" style:font-weight-asian="normal" style:font-weight-complex="normal"/>
    </style:style>
    <style:style style:name="P26" style:family="paragraph" style:parent-style-name="Standard">
      <style:paragraph-properties fo:text-align="start" style:justify-single-word="false"/>
      <style:text-properties fo:language="en" fo:country="US" style:text-underline-style="solid" style:text-underline-width="auto" style:text-underline-color="font-color" fo:font-weight="bold" style:font-weight-asian="bold" style:font-weight-complex="bold"/>
    </style:style>
    <style:style style:name="P27" style:family="paragraph" style:parent-style-name="Standard">
      <style:paragraph-properties fo:text-align="start" style:justify-single-word="false"/>
      <style:text-properties fo:language="en" fo:country="US" fo:font-weight="bold" style:font-weight-asian="bold" style:font-weight-complex="bold"/>
    </style:style>
    <style:style style:name="P28" style:family="paragraph" style:parent-style-name="Standard" style:list-style-name="L1">
      <style:paragraph-properties fo:text-align="justify" style:justify-single-word="false"/>
      <style:text-properties officeooo:paragraph-rsid="001d2719"/>
    </style:style>
    <style:style style:name="P29" style:family="paragraph" style:parent-style-name="Standard" style:list-style-name="L2">
      <style:paragraph-properties fo:text-align="justify" style:justify-single-word="false"/>
      <style:text-properties officeooo:paragraph-rsid="0065b45d"/>
    </style:style>
    <style:style style:name="P30" style:family="paragraph" style:parent-style-name="Standard" style:list-style-name="L2">
      <style:paragraph-properties fo:text-align="justify" style:justify-single-word="false"/>
      <style:text-properties officeooo:paragraph-rsid="0065c374"/>
    </style:style>
    <style:style style:name="P31" style:family="paragraph" style:parent-style-name="Standard" style:list-style-name="L2">
      <style:paragraph-properties fo:text-align="justify" style:justify-single-word="false"/>
      <style:text-properties officeooo:rsid="00699d29" officeooo:paragraph-rsid="00699d29"/>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1d2719" style:font-weight-asian="normal" style:font-weight-complex="normal"/>
    </style:style>
    <style:style style:name="T4" style:family="text">
      <style:text-properties fo:language="en" fo:country="US" fo:font-weight="normal" officeooo:rsid="0020d546" style:font-weight-asian="normal" style:font-weight-complex="normal"/>
    </style:style>
    <style:style style:name="T5" style:family="text">
      <style:text-properties fo:language="en" fo:country="US" fo:font-weight="normal" officeooo:rsid="00241d86" style:font-weight-asian="normal" style:font-weight-complex="normal"/>
    </style:style>
    <style:style style:name="T6" style:family="text">
      <style:text-properties fo:language="en" fo:country="US" fo:font-weight="normal" officeooo:rsid="00232e1c" style:font-weight-asian="normal" style:font-weight-complex="normal"/>
    </style:style>
    <style:style style:name="T7" style:family="text">
      <style:text-properties fo:language="en" fo:country="US" fo:font-weight="normal" officeooo:rsid="004b2b68" style:font-weight-asian="normal" style:font-weight-complex="normal"/>
    </style:style>
    <style:style style:name="T8" style:family="text">
      <style:text-properties fo:language="en" fo:country="US" fo:font-weight="normal" officeooo:rsid="0058b624" style:font-weight-asian="normal" style:font-weight-complex="normal"/>
    </style:style>
    <style:style style:name="T9" style:family="text">
      <style:text-properties fo:language="en" fo:country="US" fo:font-weight="normal" officeooo:rsid="0059435e" style:font-weight-asian="normal" style:font-weight-complex="normal"/>
    </style:style>
    <style:style style:name="T10" style:family="text">
      <style:text-properties fo:language="en" fo:country="US" fo:font-weight="normal" officeooo:rsid="005a8b50" style:font-weight-asian="normal" style:font-weight-complex="normal"/>
    </style:style>
    <style:style style:name="T11" style:family="text">
      <style:text-properties fo:language="en" fo:country="US" fo:font-weight="normal" officeooo:rsid="005daf56" style:font-weight-asian="normal" style:font-weight-complex="normal"/>
    </style:style>
    <style:style style:name="T12" style:family="text">
      <style:text-properties fo:language="en" fo:country="US" fo:font-weight="normal" officeooo:rsid="005eacb0" style:font-weight-asian="normal" style:font-weight-complex="normal"/>
    </style:style>
    <style:style style:name="T13" style:family="text">
      <style:text-properties fo:language="en" fo:country="US" fo:font-weight="normal" officeooo:rsid="005fb485" style:font-weight-asian="normal" style:font-weight-complex="normal"/>
    </style:style>
    <style:style style:name="T14" style:family="text">
      <style:text-properties fo:language="en" fo:country="US" fo:font-weight="normal" officeooo:rsid="006173ff" style:font-weight-asian="normal" style:font-weight-complex="normal"/>
    </style:style>
    <style:style style:name="T15" style:family="text">
      <style:text-properties fo:language="en" fo:country="US" fo:font-weight="normal" officeooo:rsid="002d8fb9" style:font-weight-asian="normal" style:font-weight-complex="normal"/>
    </style:style>
    <style:style style:name="T16" style:family="text">
      <style:text-properties fo:language="en" fo:country="US" fo:font-weight="normal" officeooo:rsid="0065b45d" style:font-weight-asian="normal" style:font-weight-complex="normal"/>
    </style:style>
    <style:style style:name="T17" style:family="text">
      <style:text-properties fo:language="en" fo:country="US" fo:font-weight="normal" officeooo:rsid="0065c374" style:font-weight-asian="normal" style:font-weight-complex="normal"/>
    </style:style>
    <style:style style:name="T18" style:family="text">
      <style:text-properties fo:language="en" fo:country="US" fo:font-weight="normal" officeooo:rsid="006a32d1" style:font-weight-asian="normal" style:font-weight-complex="normal"/>
    </style:style>
    <style:style style:name="T19" style:family="text">
      <style:text-properties fo:language="en" fo:country="US" fo:font-weight="normal" officeooo:rsid="006a7dc4" style:font-weight-asian="normal" style:font-weight-complex="normal"/>
    </style:style>
    <style:style style:name="T20" style:family="text">
      <style:text-properties fo:language="en" fo:country="US" fo:font-weight="normal" officeooo:rsid="006c12a4" style:font-weight-asian="normal" style:font-weight-complex="normal"/>
    </style:style>
    <style:style style:name="T21" style:family="text">
      <style:text-properties fo:language="en" fo:country="US" fo:font-weight="normal" officeooo:rsid="006c85fa" style:font-weight-asian="normal" style:font-weight-complex="normal"/>
    </style:style>
    <style:style style:name="T22" style:family="text">
      <style:text-properties fo:language="en" fo:country="US" fo:font-weight="normal" officeooo:rsid="006d595e" style:font-weight-asian="normal" style:font-weight-complex="normal"/>
    </style:style>
    <style:style style:name="T23" style:family="text">
      <style:text-properties fo:language="en" fo:country="US" fo:font-weight="normal" officeooo:rsid="006ec798" style:font-weight-asian="normal" style:font-weight-complex="normal"/>
    </style:style>
    <style:style style:name="T24" style:family="text">
      <style:text-properties fo:language="en" fo:country="US" fo:font-weight="normal" officeooo:rsid="00704671" style:font-weight-asian="normal" style:font-weight-complex="normal"/>
    </style:style>
    <style:style style:name="T25" style:family="text">
      <style:text-properties fo:language="en" fo:country="US" fo:font-weight="normal" officeooo:rsid="00720d1f" style:font-weight-asian="normal" style:font-weight-complex="normal"/>
    </style:style>
    <style:style style:name="T26" style:family="text">
      <style:text-properties fo:language="en" fo:country="US" fo:font-weight="normal" officeooo:rsid="0073ce3e" style:font-weight-asian="normal" style:font-weight-complex="normal"/>
    </style:style>
    <style:style style:name="T27" style:family="text">
      <style:text-properties fo:language="en" fo:country="US" fo:font-weight="normal" officeooo:rsid="007437bf" style:font-weight-asian="normal" style:font-weight-complex="normal"/>
    </style:style>
    <style:style style:name="T28" style:family="text">
      <style:text-properties fo:language="en" fo:country="US" fo:font-weight="normal" officeooo:rsid="00749aa5" style:font-weight-asian="normal" style:font-weight-complex="normal"/>
    </style:style>
    <style:style style:name="T29" style:family="text">
      <style:text-properties fo:language="en" fo:country="US" fo:font-weight="normal" officeooo:rsid="0075d2a0" style:font-weight-asian="normal" style:font-weight-complex="normal"/>
    </style:style>
    <style:style style:name="T30" style:family="text">
      <style:text-properties fo:language="en" fo:country="US" fo:font-weight="normal" officeooo:rsid="0077001d" style:font-weight-asian="normal" style:font-weight-complex="normal"/>
    </style:style>
    <style:style style:name="T31" style:family="text">
      <style:text-properties fo:language="en" fo:country="US" fo:font-weight="normal" officeooo:rsid="00783f34" style:font-weight-asian="normal" style:font-weight-complex="normal"/>
    </style:style>
    <style:style style:name="T32" style:family="text">
      <style:text-properties fo:language="en" fo:country="US" fo:font-weight="normal" officeooo:rsid="007a0aba" style:font-weight-asian="normal" style:font-weight-complex="normal"/>
    </style:style>
    <style:style style:name="T33" style:family="text">
      <style:text-properties fo:language="en" fo:country="US" fo:font-weight="normal" officeooo:rsid="007b634d" style:font-weight-asian="normal" style:font-weight-complex="normal"/>
    </style:style>
    <style:style style:name="T34" style:family="text">
      <style:text-properties fo:language="en" fo:country="US" fo:font-weight="normal" officeooo:rsid="007ca3a6" style:font-weight-asian="normal" style:font-weight-complex="normal"/>
    </style:style>
    <style:style style:name="T35" style:family="text">
      <style:text-properties fo:language="en" fo:country="US" fo:font-weight="normal" officeooo:rsid="007d48e5" style:font-weight-asian="normal" style:font-weight-complex="normal"/>
    </style:style>
    <style:style style:name="T36" style:family="text">
      <style:text-properties fo:language="en" fo:country="US" fo:font-weight="normal" officeooo:rsid="007f30fc" style:font-weight-asian="normal" style:font-weight-complex="normal"/>
    </style:style>
    <style:style style:name="T37" style:family="text">
      <style:text-properties fo:language="en" fo:country="US" fo:font-weight="normal" officeooo:rsid="008b1f19" style:font-weight-asian="normal" style:font-weight-complex="normal"/>
    </style:style>
    <style:style style:name="T38" style:family="text">
      <style:text-properties fo:language="en" fo:country="US" fo:font-weight="normal" officeooo:rsid="00913966" style:font-weight-asian="normal" style:font-weight-complex="normal"/>
    </style:style>
    <style:style style:name="T39" style:family="text">
      <style:text-properties fo:language="en" fo:country="US" fo:font-weight="normal" officeooo:rsid="00928be0" style:font-weight-asian="normal" style:font-weight-complex="normal"/>
    </style:style>
    <style:style style:name="T40" style:family="text">
      <style:text-properties fo:language="en" fo:country="US" fo:font-weight="normal" officeooo:rsid="0093db62" style:font-weight-asian="normal" style:font-weight-complex="normal"/>
    </style:style>
    <style:style style:name="T41" style:family="text">
      <style:text-properties fo:language="en" fo:country="US" fo:font-weight="normal" officeooo:rsid="0093f163" style:font-weight-asian="normal" style:font-weight-complex="normal"/>
    </style:style>
    <style:style style:name="T42" style:family="text">
      <style:text-properties fo:language="en" fo:country="US" fo:font-weight="normal" officeooo:rsid="0096a4a0" style:font-weight-asian="normal" style:font-weight-complex="normal"/>
    </style:style>
    <style:style style:name="T43" style:family="text">
      <style:text-properties fo:language="en" fo:country="US" fo:font-weight="normal" officeooo:rsid="0096f599" style:font-weight-asian="normal" style:font-weight-complex="normal"/>
    </style:style>
    <style:style style:name="T44" style:family="text">
      <style:text-properties fo:language="en" fo:country="US" fo:font-weight="normal" officeooo:rsid="0096fbe7" style:font-weight-asian="normal" style:font-weight-complex="normal"/>
    </style:style>
    <style:style style:name="T45" style:family="text">
      <style:text-properties fo:language="en" fo:country="US" fo:font-weight="normal" officeooo:rsid="0098ed28" style:font-weight-asian="normal" style:font-weight-complex="normal"/>
    </style:style>
    <style:style style:name="T46" style:family="text">
      <style:text-properties fo:language="en" fo:country="US" fo:font-weight="normal" officeooo:rsid="0099b27d" style:font-weight-asian="normal" style:font-weight-complex="normal"/>
    </style:style>
    <style:style style:name="T47" style:family="text">
      <style:text-properties fo:language="en" fo:country="US" fo:font-weight="normal" officeooo:rsid="009ca2e9" style:font-weight-asian="normal" style:font-weight-complex="normal"/>
    </style:style>
    <style:style style:name="T48" style:family="text">
      <style:text-properties fo:language="en" fo:country="US" fo:font-weight="normal" officeooo:rsid="009e7334" style:font-weight-asian="normal" style:font-weight-complex="normal"/>
    </style:style>
    <style:style style:name="T49" style:family="text">
      <style:text-properties fo:language="en" fo:country="US" fo:font-weight="normal" officeooo:rsid="009fec01" style:font-weight-asian="normal" style:font-weight-complex="normal"/>
    </style:style>
    <style:style style:name="T50" style:family="text">
      <style:text-properties fo:language="en" fo:country="US" fo:font-weight="normal" officeooo:rsid="00a19a99" style:font-weight-asian="normal" style:font-weight-complex="normal"/>
    </style:style>
    <style:style style:name="T51" style:family="text">
      <style:text-properties fo:language="en" fo:country="US" fo:font-weight="normal" officeooo:rsid="00a23dcb" style:font-weight-asian="normal" style:font-weight-complex="normal"/>
    </style:style>
    <style:style style:name="T52" style:family="text">
      <style:text-properties fo:language="en" fo:country="US" fo:font-weight="normal" officeooo:rsid="00a352d9" style:font-weight-asian="normal" style:font-weight-complex="normal"/>
    </style:style>
    <style:style style:name="T53" style:family="text">
      <style:text-properties fo:language="en" fo:country="US" fo:font-weight="normal" officeooo:rsid="00a3e1bf" style:font-weight-asian="normal" style:font-weight-complex="normal"/>
    </style:style>
    <style:style style:name="T54" style:family="text">
      <style:text-properties fo:language="en" fo:country="US" fo:font-weight="normal" officeooo:rsid="00a7cc0e" style:font-weight-asian="normal" style:font-weight-complex="normal"/>
    </style:style>
    <style:style style:name="T55" style:family="text">
      <style:text-properties fo:language="en" fo:country="US" fo:font-weight="normal" officeooo:rsid="00b57243" style:font-weight-asian="normal" style:font-weight-complex="normal"/>
    </style:style>
    <style:style style:name="T56" style:family="text">
      <style:text-properties fo:language="en" fo:country="US" fo:font-weight="normal" officeooo:rsid="00b576f3" style:font-weight-asian="normal" style:font-weight-complex="normal"/>
    </style:style>
    <style:style style:name="T57" style:family="text">
      <style:text-properties fo:language="en" fo:country="US" fo:font-weight="normal" officeooo:rsid="00b66a14" style:font-weight-asian="normal" style:font-weight-complex="normal"/>
    </style:style>
    <style:style style:name="T58" style:family="text">
      <style:text-properties fo:language="en" fo:country="US" fo:font-weight="normal" officeooo:rsid="00b78f6b" style:font-weight-asian="normal" style:font-weight-complex="normal"/>
    </style:style>
    <style:style style:name="T59" style:family="text">
      <style:text-properties fo:language="en" fo:country="US" fo:font-weight="normal" officeooo:rsid="00b9f427" style:font-weight-asian="normal" style:font-weight-complex="normal"/>
    </style:style>
    <style:style style:name="T60" style:family="text">
      <style:text-properties fo:language="en" fo:country="US" fo:font-weight="normal" officeooo:rsid="00ba94a4" style:font-weight-asian="normal" style:font-weight-complex="normal"/>
    </style:style>
    <style:style style:name="T61" style:family="text">
      <style:text-properties fo:language="en" fo:country="US" fo:font-weight="normal" officeooo:rsid="00bb9f14" style:font-weight-asian="normal" style:font-weight-complex="normal"/>
    </style:style>
    <style:style style:name="T62" style:family="text">
      <style:text-properties fo:language="en" fo:country="US" fo:font-weight="normal" officeooo:rsid="00bc6690" style:font-weight-asian="normal" style:font-weight-complex="normal"/>
    </style:style>
    <style:style style:name="T63" style:family="text">
      <style:text-properties fo:language="en" fo:country="US" fo:font-weight="normal" officeooo:rsid="00be55ec" style:font-weight-asian="normal" style:font-weight-complex="normal"/>
    </style:style>
    <style:style style:name="T64" style:family="text">
      <style:text-properties fo:language="en" fo:country="US" fo:font-weight="normal" officeooo:rsid="00c12d5f" style:font-weight-asian="normal" style:font-weight-complex="normal"/>
    </style:style>
    <style:style style:name="T65" style:family="text">
      <style:text-properties fo:language="en" fo:country="US" fo:font-weight="normal" officeooo:rsid="00c21e5f" style:font-weight-asian="normal" style:font-weight-complex="normal"/>
    </style:style>
    <style:style style:name="T66" style:family="text">
      <style:text-properties fo:language="en" fo:country="US" fo:font-weight="normal" officeooo:rsid="00c3abf0" style:font-weight-asian="normal" style:font-weight-complex="normal"/>
    </style:style>
    <style:style style:name="T67" style:family="text">
      <style:text-properties fo:language="en" fo:country="US" fo:font-weight="normal" officeooo:rsid="00ce72a7" style:font-weight-asian="normal" style:font-weight-complex="normal"/>
    </style:style>
    <style:style style:name="T68" style:family="text">
      <style:text-properties fo:language="en" fo:country="US" fo:font-weight="normal" officeooo:rsid="00d4af03" style:font-weight-asian="normal" style:font-weight-complex="normal"/>
    </style:style>
    <style:style style:name="T69" style:family="text">
      <style:text-properties fo:language="en" fo:country="US" fo:font-weight="normal" officeooo:rsid="00d67c24" style:font-weight-asian="normal" style:font-weight-complex="normal"/>
    </style:style>
    <style:style style:name="T70" style:family="text">
      <style:text-properties fo:language="en" fo:country="US" fo:font-weight="bold" style:font-weight-asian="bold" style:font-weight-complex="bold"/>
    </style:style>
    <style:style style:name="T71" style:family="text">
      <style:text-properties fo:language="en" fo:country="US" fo:font-weight="bold" officeooo:rsid="004b2b68" style:font-weight-asian="bold" style:font-weight-complex="bold"/>
    </style:style>
    <style:style style:name="T72" style:family="text">
      <style:text-properties fo:language="en" fo:country="US" fo:font-weight="bold" officeooo:rsid="004cba93" style:font-weight-asian="bold" style:font-weight-complex="bold"/>
    </style:style>
    <style:style style:name="T73" style:family="text">
      <style:text-properties fo:language="en" fo:country="US" fo:font-weight="bold" officeooo:rsid="00808a9a" style:font-weight-asian="bold" style:font-weight-complex="bold"/>
    </style:style>
    <style:style style:name="T74" style:family="text">
      <style:text-properties fo:language="en" fo:country="US" fo:font-weight="bold" officeooo:rsid="006d4490" style:font-weight-asian="bold" style:font-weight-complex="bold"/>
    </style:style>
    <style:style style:name="T75" style:family="text">
      <style:text-properties fo:language="en" fo:country="US" fo:font-weight="bold" officeooo:rsid="006ec798" style:font-weight-asian="bold" style:font-weight-complex="bold"/>
    </style:style>
    <style:style style:name="T76" style:family="text">
      <style:text-properties fo:language="en" fo:country="US" fo:font-weight="bold" officeooo:rsid="00825fdc" style:font-weight-asian="bold" style:font-weight-complex="bold"/>
    </style:style>
    <style:style style:name="T77" style:family="text">
      <style:text-properties fo:language="en" fo:country="US" fo:font-weight="bold" officeooo:rsid="00704671" style:font-weight-asian="bold" style:font-weight-complex="bold"/>
    </style:style>
    <style:style style:name="T78" style:family="text">
      <style:text-properties fo:language="en" fo:country="US" fo:font-weight="bold" officeooo:rsid="007437bf" style:font-weight-asian="bold" style:font-weight-complex="bold"/>
    </style:style>
    <style:style style:name="T79" style:family="text">
      <style:text-properties fo:language="en" fo:country="US" fo:font-weight="bold" officeooo:rsid="0083046a" style:font-weight-asian="bold" style:font-weight-complex="bold"/>
    </style:style>
    <style:style style:name="T80" style:family="text">
      <style:text-properties fo:language="zxx" fo:country="none" style:language-asian="zxx" style:country-asian="none" style:language-complex="zxx" style:country-complex="none"/>
    </style:style>
    <style:style style:name="T81" style:family="text">
      <style:text-properties fo:font-variant="normal" fo:text-transform="none" fo:color="#191919" style:font-name="Liberation Serif" fo:font-size="12pt" fo:letter-spacing="normal" fo:font-style="normal" fo:font-weight="normal"/>
    </style:style>
    <style:style style:name="T82" style:family="text">
      <style:text-properties officeooo:rsid="000aea43"/>
    </style:style>
    <style:style style:name="T83" style:family="text">
      <style:text-properties officeooo:rsid="000cabe4"/>
    </style:style>
    <style:style style:name="T84" style:family="text">
      <style:text-properties officeooo:rsid="00232e1c"/>
    </style:style>
    <style:style style:name="T85" style:family="text">
      <style:text-properties officeooo:rsid="0027471f"/>
    </style:style>
    <style:style style:name="T86" style:family="text">
      <style:text-properties officeooo:rsid="002d8fb9"/>
    </style:style>
    <style:style style:name="T87" style:family="text">
      <style:text-properties fo:font-weight="bold" style:font-weight-asian="bold" style:font-weight-complex="bold"/>
    </style:style>
    <style:style style:name="T88" style:family="text">
      <style:text-properties fo:font-weight="bold" officeooo:rsid="0068e731" style:font-weight-asian="bold" style:font-weight-complex="bold"/>
    </style:style>
    <style:style style:name="T89" style:family="text">
      <style:text-properties officeooo:rsid="00a7cc0e"/>
    </style:style>
    <style:style style:name="T90" style:family="text">
      <style:text-properties officeooo:rsid="00a97bcd"/>
    </style:style>
    <style:style style:name="T91" style:family="text">
      <style:text-properties officeooo:rsid="00bf54af"/>
    </style:style>
    <style:style style:name="T92" style:family="text">
      <style:text-properties style:text-underline-style="solid" style:text-underline-width="auto" style:text-underline-color="font-color"/>
    </style:style>
    <style:style style:name="T93" style:family="text">
      <style:text-properties officeooo:rsid="00d105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0">Chernyshev</text:span> Alexey</text:p>
      <text:p text:style-name="P2"/>
      <text:p text:style-name="P4">Moscow, Russia</text:p>
      <text:p text:style-name="P1"><text:span text:style-name="T1">E-mail: </text:span><text:a xlink:type="simple" xlink:href="mailto:alexey.chernushev@gmail.com"><text:span text:style-name="T1">alexey.chernushev@gmail.com</text:span></text:a></text:p>
      <text:p text:style-name="P4">Tel: +7 926 879 30 56</text:p>
      <text:p text:style-name="P4">Date of birth: 23.10.1988</text:p>
      <text:p text:style-name="P4"/>
      <text:p text:style-name="P3"><text:span text:style-name="T92">Education</text:span></text:p>
      <text:p text:style-name="P3"/>
      <text:p text:style-name="P7"><text:span text:style-name="T87">2005 - 2011</text:span>, studied in Bauman Moscow State Technichal University; graduated with a diploma equivalent to M.S., majoring in Automated Control System <text:span text:style-name="T82">with mean grade ~4.7 (from 3 to 5)</text:span></text:p>
      <text:p text:style-name="P5"/>
      <text:p text:style-name="P8"><text:span text:style-name="T87">2013 - present time</text:span>, studying for a Ph.D in Bauman Moscow State Technichal University in the field of neural networks and time series classification. </text:p>
      <text:p text:style-name="P9"><text:tab/><text:span text:style-name="T83">Main direction of my research is tied with study of Reservoir Computing. More particularly my investigation is based around Liquid State Machines with a Spiking Reservoir (Maass et al). Major property of these studies is transformation of low dimensional time series into higher dimensional reservoir dynamic which features are more suitable for linear regression/classification. </text:span></text:p>
      <text:p text:style-name="P21"><text:tab/>I deal with it from practical point of view. I had to developed an appropriate tool for practical approach as all the other tools were designed for toy and theoretical problems. Overall there has been two versions of spiking neural simulator:</text:p>
      <text:list xml:id="list7955621018755924209" text:style-name="L1">
        <text:list-item>
          <text:p text:style-name="P28"><text:span text:style-name="T3">The first version written in C. Main demand for it was speed </text:span><text:span text:style-name="T4">and as a</text:span><text:span text:style-name="T3"> result it was multihreaded application with POSIX threads. </text:span><text:span text:style-name="T5">One may find it in</text:span><text:span text:style-name="T3"> </text:span><text:span text:style-name="T6">Git repository: </text:span><text:a xlink:type="simple" xlink:href="https://github.com/alexeyche/snn_sim_old"><text:span text:style-name="T6">https://github.com/alexeyche/snn_sim_old</text:span></text:a><text:span text:style-name="T6">. It is mostly abandon</text:span></text:p>
        </text:list-item>
        <text:list-item>
          <text:p text:style-name="P22"><text:span text:style-name="T84">T</text:span>he first version had problems with <text:span text:style-name="T85">development</text:span> <text:span text:style-name="T85">and configuration because of lack of object oriented approach. So for the second version of tool I chose C++ (STL) with factory design pattern for convenient combination of various theoretical approaches. Object oriented mechanism has problem with growth of virtual tables and as a consequence degradation of performance despite efforts of gcc optimizations. So I've decided to use Fast Delegates by Don Clugston to eliminate these problems. Git repository of this project can be found: </text:span><text:a xlink:type="simple" xlink:href="https://github.com/alexeyche/snn_sim"><text:span text:style-name="T85">https://github.com/alexeyche/snn_sim</text:span></text:a><text:span text:style-name="T85">.</text:span></text:p>
        </text:list-item>
      </text:list>
      <text:p text:style-name="P8"/>
      <text:p text:style-name="P5"><text:tab/><text:span text:style-name="T86">All of the projects have custom R package written in C++ with tools for analysis of neural network output.</text:span></text:p>
      <text:p text:style-name="P6"/>
      <text:p text:style-name="P26">Job Experience</text:p>
      <text:p text:style-name="P26"/>
      <text:p text:style-name="P7"><text:span text:style-name="T88">2009-2011 part-time, </text:span><text:span text:style-name="T87">20</text:span><text:span text:style-name="T88">11</text:span><text:span text:style-name="T87"> – 2012 </text:span><text:span text:style-name="T88">full-time</text:span>, worked in Scientific Research Institute of Precision Instrumentation Technology as an Engineer. Worked in group of cataloging of satellites. Was engaged in developing of automated control system of telescope with wide field of view. </text:p>
      <text:p text:style-name="P12"><text:span text:style-name="T2"><text:tab/></text:span><text:span text:style-name="T15">In this position I was entrusted to take a raw project of automated control system for telescope which main task was to explore geostationary area of sky for cataloging of satellites. Main issue was to coordinate various parts of system in a way that exploration became optimal (need to avoid of shadow of earth, milky way and etc). After my development </text:span><text:span text:style-name="T54">the</text:span><text:span text:style-name="T15"> system became surrounded by </text:span><text:span text:style-name="T54">several </text:span><text:span text:style-name="T15">new </text:span><text:span text:style-name="T54">features</text:span><text:span text:style-name="T15">:</text:span></text:p>
      <text:list xml:id="list6937826508962796654" text:style-name="L2">
        <text:list-item>
          <text:p text:style-name="P29"><text:span text:style-name="T15">precise targeting and following of particular </text:span><text:span text:style-name="T16">satellite</text:span><text:span text:style-name="T15"> </text:span><text:span text:style-name="T16">with calculation of orbit</text:span></text:p>
        </text:list-item>
        <text:list-item>
          <text:p text:style-name="P30"><text:span text:style-name="T16">e</text:span><text:span text:style-name="T17">xploration algorithm for low orbit satellites</text:span></text:p>
        </text:list-item>
        <text:list-item>
          <text:p text:style-name="P31"><text:span text:style-name="T17">n</text:span><text:span text:style-name="T2">ew algorithm for calculating shadow of earth and milky way</text:span></text:p>
        </text:list-item>
        <text:list-item>
          <text:p text:style-name="P23">revisiting round of interesting parts of the sky <text:span text:style-name="T89">based</text:span> on the information from photo analysis part of the system</text:p>
        </text:list-item>
      </text:list>
      <text:p text:style-name="P10"><text:span text:style-name="T86"><text:tab/>Control system was build in Borland Delphi (with GUI) and PostgreSQL database with complicated procedures that were used for cataloging and navigating tasks. All parts of the system </text:span><text:soft-page-break/><text:span text:style-name="T86">were in a local network and UDP message protocol was used to coordinate them.</text:span></text:p>
      <text:p text:style-name="P24"><text:tab/><text:span text:style-name="T90">This system was successfully installed on the object in the summer of 2012. After that I was initiated to renovate system in the QT framework and the main core of system was rebuilt but, as I began working for Yandex, this task was left for my successor.</text:span></text:p>
      <text:p text:style-name="P10"/>
      <text:p text:style-name="P13"><text:span text:style-name="T70">2012 - present time</text:span><text:span text:style-name="T2">, working in search engine company “Yandex” Ltd as QA engineer in robot department. </text:span><text:span text:style-name="T7">Working in this department can be divided in several “epochs”:</text:span></text:p>
      <text:p text:style-name="P13"><text:span text:style-name="T7"><text:tab/></text:span><text:span text:style-name="T71">O</text:span><text:span text:style-name="T72">ld robot </text:span><text:span text:style-name="T73">(2012-2013)</text:span><text:span text:style-name="T72">. </text:span><text:span text:style-name="T8">Robot </text:span><text:span text:style-name="T32">in Yandex </text:span><text:span text:style-name="T9">dated by 2012 year consisted of various C++ written </text:span><text:span text:style-name="T42">applications</text:span><text:span text:style-name="T9"> which was </text:span><text:span text:style-name="T10">coordinated</text:span><text:span text:style-name="T9"> by distributed version of Bash. </text:span><text:span text:style-name="T11">Purpose of our team was to create environment that can repeat production processes </text:span><text:span text:style-name="T12">of all levels of </text:span><text:span text:style-name="T13">complexity and generate regression of results. </text:span><text:span text:style-name="T20">T</text:span><text:span text:style-name="T19">est system consisted of 3 machines </text:span><text:span text:style-name="T21">and bunch of tests which was launched every night. Most of the work was about analyzing of result</text:span><text:span text:style-name="T22">s</text:span><text:span text:style-name="T21"> of current </text:span><text:span text:style-name="T29">night</text:span><text:span text:style-name="T21"> run. </text:span><text:span text:style-name="T23">Test system is written in Perl and had PostgreSQL database.</text:span></text:p>
      <text:p text:style-name="P13"><text:span text:style-name="T23"><text:tab/></text:span><text:span text:style-name="T14">When I'm joined that team my first responsibility was to create </text:span><text:span text:style-name="T28">set</text:span><text:span text:style-name="T38">s</text:span><text:span text:style-name="T28"> of</text:span><text:span text:style-name="T14"> tests </text:span><text:span text:style-name="T18">and maintain ou</text:span><text:span text:style-name="T19">r</text:span><text:span text:style-name="T18"> test system.</text:span></text:p>
      <text:p text:style-name="P13"><text:span text:style-name="T18"><text:tab/></text:span><text:span text:style-name="T74">K</text:span><text:span text:style-name="T75">iWi </text:span><text:span text:style-name="T76">(2013-2014)</text:span><text:span text:style-name="T75">. </text:span><text:span text:style-name="T24">KiWi is a custom </text:span><text:span text:style-name="T25">Yandex </text:span><text:span text:style-name="T24">made key value distributed storage with eventual consistency model which is supposed to become new </text:span><text:span text:style-name="T26">content </text:span><text:span text:style-name="T39">storage</text:span><text:span text:style-name="T26"> for </text:span><text:span text:style-name="T37">the </text:span><text:span text:style-name="T27">whole</text:span><text:span text:style-name="T26"> Yandex.</text:span><text:span text:style-name="T24"> </text:span><text:span text:style-name="T27">Testing of that system in the context of using by robot was entrusted to me </text:span><text:span text:style-name="T30">(It was quite little by that time)</text:span><text:span text:style-name="T27">. </text:span></text:p>
      <text:p text:style-name="P14"><text:span text:style-name="T27"><text:tab/></text:span><text:span text:style-name="T29">I realized that this system need</text:span><text:span text:style-name="T33">s</text:span><text:span text:style-name="T29"> new approach for testing and I made a research for appropriate ways to do it. </text:span><text:span text:style-name="T30">It </text:span><text:span text:style-name="T29">was decided to create </text:span><text:span text:style-name="T33">c</text:span><text:span text:style-name="T29">ontinuous </text:span><text:span text:style-name="T33">i</text:span><text:span text:style-name="T29">ntegration </text:span><text:span text:style-name="T33">server</text:span><text:span text:style-name="T29"> based on </text:span><text:span text:style-name="T30">our sandbox cluster where test can be launched on every commit in our </text:span><text:span text:style-name="T68">svn </text:span><text:span text:style-name="T30">repo.</text:span><text:span text:style-name="T29"> </text:span></text:p>
      <text:p text:style-name="P15"><text:span text:style-name="T29"><text:tab/></text:span><text:span text:style-name="T31">System was written in </text:span><text:span text:style-name="T64">P</text:span><text:span text:style-name="T31">ython. Main </text:span><text:span text:style-name="T34">design</text:span><text:span text:style-name="T31"> </text:span><text:span text:style-name="T33">challenge was to create set of atomic operations which </text:span><text:span text:style-name="T35">can be safely run on cluster with </text:span><text:span text:style-name="T36">appropriate</text:span><text:span text:style-name="T35"> log </text:span><text:span text:style-name="T36">delivery</text:span><text:span text:style-name="T35"> system. </text:span><text:span text:style-name="T45">KiWi is generat</text:span><text:span text:style-name="T65">ing </text:span><text:span text:style-name="T45">a lot of protobuf messages and it was </text:span><text:span text:style-name="T47">inappropriate</text:span><text:span text:style-name="T45"> to deal with them in </text:span><text:span text:style-name="T66">P</text:span><text:span text:style-name="T45">ython, so I've created </text:span><text:span text:style-name="T46">range of</text:span><text:span text:style-name="T45"> <text:s text:c="2"/>C++ tools for </text:span><text:span text:style-name="T48">analyze</text:span><text:span text:style-name="T45">, sort, patch </text:span><text:span text:style-name="T46">and calculate diff</text:span><text:span text:style-name="T47">s </text:span><text:span text:style-name="T49">of KiWi output</text:span><text:span text:style-name="T47">.</text:span></text:p>
      <text:p text:style-name="P15"><text:span text:style-name="T35"><text:tab/></text:span><text:span text:style-name="T77">O</text:span><text:span text:style-name="T78">xygen </text:span><text:span text:style-name="T79">(2014-present time)</text:span><text:span text:style-name="T78">. </text:span><text:span text:style-name="T39">In 2014 year new content system named Oxygen is </text:span><text:span text:style-name="T40">began</text:span><text:span text:style-name="T39"> to rise. </text:span><text:span text:style-name="T41">Oxygen is based on KiWi and my </text:span><text:span text:style-name="T42">KiWi-related </text:span><text:span text:style-name="T41">experience became </text:span><text:span text:style-name="T42">valuable in that context. My work was noticed by high-order manager and I joined that new team as QA engineer. With help </text:span><text:span text:style-name="T43">of my </text:span><text:span text:style-name="T44">subordinate</text:span><text:span text:style-name="T42"> </text:span><text:span text:style-name="T43">and</text:span><text:span text:style-name="T42"> other test engineers in our team my system start growing fast and </text:span><text:span text:style-name="T51">now</text:span><text:span text:style-name="T42"> </text:span><text:span text:style-name="T50">it </text:span><text:span text:style-name="T42">almost replaced </text:span><text:span text:style-name="T69">the</text:span><text:span text:style-name="T42"> old test system.</text:span></text:p>
      <text:p text:style-name="P16"><text:span text:style-name="T42"><text:tab/></text:span><text:span text:style-name="T52">Main challenge in Oxygen related experience was to create appropriate mechanisms to deal with performance statistics of </text:span><text:span text:style-name="T53">Oxygen tests. </text:span><text:span text:style-name="T55">There are several tests that measuring statistics of KiWi performance </text:span><text:span text:style-name="T56">but it has </text:span><text:span text:style-name="T57">stochastic</text:span><text:span text:style-name="T56"> nature, </text:span><text:span text:style-name="T58">it is supposed to create </text:span><text:span text:style-name="T59">good condition for alert if statistics </text:span><text:span text:style-name="T60">are became bad. After testing several approaches more suitable </text:span><text:span text:style-name="T67">choice</text:span><text:span text:style-name="T60"> </text:span><text:span text:style-name="T63">is </text:span><text:span text:style-name="T60">appear to be nonparametric kernel density estimation. </text:span><text:span text:style-name="T61">Varying kernel window </text:span><text:span text:style-name="T62">changed sensitivity of the test.</text:span></text:p>
      <text:p text:style-name="P5"><text:tab/><text:span text:style-name="T91">Last month I was promoted as Tech Team Lead of our testing group.</text:span></text:p>
      <text:p text:style-name="P5"/>
      <text:p text:style-name="P5"><text:tab/><text:span text:style-name="T93">Summarizing of my all Yandex related activities I became professional in Python and full C++ developers support. With such instruments like gdb, valgrind and simple debug output I've found a large number of complicated bugs. I have to deal with such problems like getting and delivering a lot of data for tests. I became an expert in support of KiWi storage.</text:span></text:p>
      <text:p text:style-name="P5"/>
      <text:p text:style-name="P5"/>
      <text:p text:style-name="P5"/>
      <text:p text:style-name="P3">Technical Skills</text:p>
      <text:p text:style-name="P3"/>
      <table:table table:name="Table1" table:style-name="Table1">
        <table:table-column table:style-name="Table1.A" table:number-columns-repeated="3"/>
        <table:table-header-rows>
          <table:table-row table:style-name="Table1.1">
            <table:table-cell table:style-name="Table1.A1" office:value-type="string">
              <text:p text:style-name="P17">Technology</text:p>
            </table:table-cell>
            <table:table-cell table:style-name="Table1.B1" office:value-type="string">
              <text:p text:style-name="P17">Level</text:p>
            </table:table-cell>
            <table:table-cell table:style-name="Table1.C1" office:value-type="string">
              <text:p text:style-name="P17">Memo</text:p>
            </table:table-cell>
          </table:table-row>
          <table:table-row>
            <table:table-cell table:style-name="Table1.A2" table:number-columns-spanned="3" office:value-type="string">
              <text:p text:style-name="P18">Programming:</text:p>
            </table:table-cell>
            <table:covered-table-cell/>
            <table:covered-table-cell/>
          </table:table-row>
        </table:table-header-rows>
        <table:table-row>
          <table:table-cell table:style-name="Table1.A10" office:value-type="string">
            <text:p text:style-name="P19">C++, C</text:p>
          </table:table-cell>
          <table:table-cell table:style-name="Table1.B10" office:value-type="string">
            <text:p text:style-name="P20">advanced</text:p>
          </table:table-cell>
          <table:table-cell table:style-name="Table1.C10" office:value-type="string">
            <text:p text:style-name="P19">3 years experience, test related tools, PhD research</text:p>
          </table:table-cell>
        </table:table-row>
        <text:soft-page-break/>
        <table:table-row>
          <table:table-cell table:style-name="Table1.A10" office:value-type="string">
            <text:p text:style-name="P19">Python</text:p>
          </table:table-cell>
          <table:table-cell table:style-name="Table1.B10" office:value-type="string">
            <text:p text:style-name="P20">professional</text:p>
          </table:table-cell>
          <table:table-cell table:style-name="Table1.C10" office:value-type="string">
            <text:p text:style-name="P19">CI development</text:p>
          </table:table-cell>
        </table:table-row>
        <table:table-row>
          <table:table-cell table:style-name="Table1.A10" office:value-type="string">
            <text:p text:style-name="P19">R</text:p>
          </table:table-cell>
          <table:table-cell table:style-name="Table1.B10" office:value-type="string">
            <text:p text:style-name="P20">advanced</text:p>
          </table:table-cell>
          <table:table-cell table:style-name="Table1.C10" office:value-type="string">
            <text:p text:style-name="P19">Statistics analysis for CI and as PhD research tool</text:p>
          </table:table-cell>
        </table:table-row>
        <table:table-row>
          <table:table-cell table:style-name="Table1.A10" office:value-type="string">
            <text:p text:style-name="P19">Bash</text:p>
          </table:table-cell>
          <table:table-cell table:style-name="Table1.B10" office:value-type="string">
            <text:p text:style-name="P20">advanced</text:p>
          </table:table-cell>
          <table:table-cell table:style-name="Table1.C10" office:value-type="string">
            <text:p text:style-name="P19"/>
          </table:table-cell>
        </table:table-row>
        <table:table-row>
          <table:table-cell table:style-name="Table1.A10" office:value-type="string">
            <text:p text:style-name="P19">Perl</text:p>
          </table:table-cell>
          <table:table-cell table:style-name="Table1.B10" office:value-type="string">
            <text:p text:style-name="P20">advanced</text:p>
          </table:table-cell>
          <table:table-cell table:style-name="Table1.C10" office:value-type="string">
            <text:p text:style-name="P19"/>
          </table:table-cell>
        </table:table-row>
        <table:table-row table:style-name="Table1.8">
          <table:table-cell table:style-name="Table1.A8" table:number-columns-spanned="3" office:value-type="string">
            <text:p text:style-name="P18">Operating Systems:</text:p>
          </table:table-cell>
          <table:covered-table-cell/>
          <table:covered-table-cell/>
        </table:table-row>
        <table:table-row>
          <table:table-cell table:style-name="Table1.A10" office:value-type="string">
            <text:p text:style-name="P19">Unix-like</text:p>
          </table:table-cell>
          <table:table-cell table:style-name="Table1.B10" office:value-type="string">
            <text:p text:style-name="P20">advanced</text:p>
          </table:table-cell>
          <table:table-cell table:style-name="Table1.C10" office:value-type="string">
            <text:p text:style-name="P19"/>
          </table:table-cell>
        </table:table-row>
        <table:table-row>
          <table:table-cell table:style-name="Table1.A10" office:value-type="string">
            <text:p text:style-name="P19">Windows </text:p>
          </table:table-cell>
          <table:table-cell table:style-name="Table1.B10" office:value-type="string">
            <text:p text:style-name="P20">average</text:p>
          </table:table-cell>
          <table:table-cell table:style-name="Table1.C10" office:value-type="string">
            <text:p text:style-name="P19"/>
          </table:table-cell>
        </table:table-row>
        <table:table-row table:style-name="Table1.8">
          <table:table-cell table:style-name="Table1.A11" table:number-columns-spanned="3" office:value-type="string">
            <text:p text:style-name="P18">Databases:</text:p>
          </table:table-cell>
          <table:covered-table-cell/>
          <table:covered-table-cell/>
        </table:table-row>
        <table:table-row>
          <table:table-cell table:style-name="Table1.A12" office:value-type="string">
            <text:p text:style-name="P20">PostgreSQL</text:p>
          </table:table-cell>
          <table:table-cell table:style-name="Table1.B12" office:value-type="string">
            <text:p text:style-name="P19">advanced</text:p>
          </table:table-cell>
          <table:table-cell table:style-name="Table1.C12" office:value-type="string">
            <text:p text:style-name="P19"/>
          </table:table-cell>
        </table:table-row>
      </table:table>
      <text:p text:style-name="P3"/>
      <text:p text:style-name="P3">Personal Skills: <text:span text:style-name="T81">Imaginative, Problem solver, Hardworking</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22:59:30.713771917</meta:creation-date>
    <dc:date>2015-01-30T11:57:43.759341267</dc:date>
    <meta:editing-duration>PT8H44M49S</meta:editing-duration>
    <meta:editing-cycles>253</meta:editing-cycles>
    <meta:generator>LibreOffice/4.1.2.3$Linux_X86_64 LibreOffice_project/410m0$Build-3</meta:generator>
    <meta:document-statistic meta:table-count="1" meta:image-count="0" meta:object-count="0" meta:page-count="3" meta:paragraph-count="59" meta:word-count="1110" meta:character-count="6882" meta:non-whitespace-character-count="5813"/>
  </office:meta>
</office:document-meta>
</file>